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</office:font-face-decls>
  <office:automatic-styles>
    <style:style style:name="P1" style:family="paragraph" style:parent-style-name="Subtitle">
      <style:text-properties officeooo:rsid="0005787e" officeooo:paragraph-rsid="0005787e"/>
    </style:style>
    <style:style style:name="P2" style:family="paragraph" style:parent-style-name="Text_20_body" style:list-style-name="L1">
      <style:text-properties officeooo:rsid="0005787e" officeooo:paragraph-rsid="0005787e"/>
    </style:style>
    <style:style style:name="P3" style:family="paragraph" style:parent-style-name="Title">
      <style:text-properties officeooo:rsid="0005787e" officeooo:paragraph-rsid="0005787e"/>
    </style:style>
    <style:style style:name="T1" style:family="text">
      <style:text-properties style:font-name="Times New Roman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SKYWARD – ER ASSIGNMENT</text:p>
      <text:p text:style-name="P1">ASSUMPTIONS</text:p>
      <text:list xml:id="list336773287" text:style-name="L1">
        <text:list-item>
          <text:p text:style-name="P2">Liftoff: The liftoff phase can be detected via the important overall <text:span text:style-name="T1">Δa</text:span></text:p>
        </text:list-item>
        <text:list-item>
          <text:p text:style-name="P2"><text:span text:style-name="T1">Apogee: The apogee can be identified thanks to the inversion of the trend of the barometer (descending, then increasing)</text:span></text:p>
        </text:list-item>
        <text:list-item>
          <text:p text:style-name="P2"><text:span text:style-name="T1">Landing: The landing can be identified by the abrupt Δa of the contact, the touch-down, with the terrain and by the phase in which gyros and acceleration change. After this phase the barometer, accelerometers and gyros are stable.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Times New Roman" fo:font-family="'Times New Roman'" style:font-family-generic="roman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7T11:41:20.631946031</meta:creation-date>
    <dc:date>2023-09-27T11:45:52.397816644</dc:date>
    <meta:editing-duration>PT4M33S</meta:editing-duration>
    <meta:editing-cycles>1</meta:editing-cycles>
    <meta:document-statistic meta:table-count="0" meta:image-count="0" meta:object-count="0" meta:page-count="1" meta:paragraph-count="5" meta:word-count="76" meta:character-count="458" meta:non-whitespace-character-count="389"/>
    <meta:generator>LibreOffice/7.3.7.2$Linux_X86_64 LibreOffice_project/30$Build-2</meta:generator>
  </office:meta>
</office:document-meta>
</file>